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A3A07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79in" svg:height="0.2323in" svg:x="1.7508in" svg:y="2.161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57in" svg:height="0.2217in" svg:x="1.9583in" svg:y="2.161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71in" svg:height="0.2323in" svg:x="2.1736in" svg:y="2.161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98in" svg:height="0.2287in" svg:x="2.3807in" svg:y="2.161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87in" svg:height="0.2287in" svg:x="2.5902in" svg:y="2.161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87in" svg:height="0.2287in" svg:x="2.7984in" svg:y="2.161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071in" svg:y="2.161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79in" svg:height="0.2287in" svg:x="3.2193in" svg:y="2.161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79in" svg:height="0.2252in" svg:x="3.4272in" svg:y="2.161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71in" svg:height="0.2252in" svg:x="3.6346in" svg:y="2.161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43in" svg:height="0.2217in" svg:x="3.8417in" svg:y="2.161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77in" svg:height="0.2252in" svg:x="4.0457in" svg:y="2.161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79in" svg:height="0.2252in" svg:x="4.2634in" svg:y="2.161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22in" svg:height="0.2358in" svg:x="4.4709in" svg:y="2.154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71in" svg:height="0.2323in" svg:x="4.6827in" svg:y="2.161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24in" svg:height="0.2217in" svg:x="4.8898in" svg:y="2.161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122in" svg:height="0.2217in" svg:x="5.0917in" svg:y="2.16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114in" svg:height="0.2217in" svg:x="5.3035in" svg:y="2.16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232in" svg:height="0.215in" svg:x="5.5146in" svg:y="2.1689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25in" svg:height="0.2185in" svg:x="5.7374in" svg:y="2.1654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48in" svg:height="0.2323in" svg:x="5.9299in" svg:y="2.161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25in" svg:height="0.2217in" svg:x="6.1543in" svg:y="2.1654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5in" svg:height="0.2185in" svg:x="6.3465in" svg:y="2.16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4in" svg:height="0.2217in" svg:x="6.561in" svg:y="2.16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2004in" svg:height="0.215in" svg:x="6.7846in" svg:y="2.16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98in" svg:height="0.2252in" svg:x="6.9846in" svg:y="2.1618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79in" svg:height="0.2252in" svg:x="7.1945in" svg:y="2.1618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34in" svg:height="0.2252in" svg:x="1.5374in" svg:y="2.1618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71in" svg:height="0.2185in" svg:x="7.402in" svg:y="2.1689in"><draw:text-box><text:p text:style-name="P3"><text:span text:style-name="T1"><text:a xlink:href="python://get_nama_wajib_pajak(o,28)" xlink:type="simple">28</text:a></text:span></text:p></draw:text-box></draw:frame><draw:frame text:anchor-type="paragraph" draw:z-index="111" draw:style-name="gr12" draw:text-style-name="P13" svg:width="0.2004in" svg:height="0.2213in" svg:x="1.7528in" svg:y="1.9083in"><draw:text-box><text:p text:style-name="P12"><text:span text:style-name="T1"><text:a xlink:href="python://get_npwp_wajib_pajak(o,1)" xlink:type="simple">1</text:a></text:span></text:p></draw:text-box></draw:frame><draw:frame text:anchor-type="paragraph" draw:z-index="112" draw:style-name="gr8" draw:text-style-name="P5" svg:width="0.2157in" svg:height="0.2224in" svg:x="2.1583in" svg:y="1.9083in"><draw:text-box><text:p text:style-name="P12"><text:span text:style-name="T1"><text:a xlink:href="python://get_npwp_wajib_pajak(o,2)" xlink:type="simple">2</text:a></text:span></text:p></draw:text-box></draw:frame><draw:frame text:anchor-type="paragraph" draw:z-index="113" draw:style-name="gr8" draw:text-style-name="P5" svg:width="0.2087in" svg:height="0.2224in" svg:x="2.3736in" svg:y="1.9083in"><draw:text-box><text:p text:style-name="P12"><text:span text:style-name="T1"><text:a xlink:href="python://get_npwp_wajib_pajak(o,3)" xlink:type="simple">3</text:a></text:span></text:p></draw:text-box></draw:frame><draw:frame text:anchor-type="paragraph" draw:z-index="114" draw:style-name="gr4" draw:text-style-name="P5" svg:width="0.2071in" svg:height="0.2252in" svg:x="2.5819in" svg:y="1.9083in"><draw:text-box><text:p text:style-name="P12"><text:span text:style-name="T1"><text:a xlink:href="python://get_npwp_wajib_pajak(o,4)" xlink:type="simple">4</text:a></text:span></text:p></draw:text-box></draw:frame><draw:frame text:anchor-type="paragraph" draw:z-index="115" draw:style-name="gr8" draw:text-style-name="P5" svg:width="0.2024in" svg:height="0.2224in" svg:x="3.0083in" svg:y="1.9083in"><draw:text-box><text:p text:style-name="P12"><text:span text:style-name="T1"><text:a xlink:href="python://get_npwp_wajib_pajak(o,5)" xlink:type="simple">5</text:a></text:span></text:p></draw:text-box></draw:frame><draw:frame text:anchor-type="paragraph" draw:z-index="116" draw:style-name="gr8" draw:text-style-name="P5" svg:width="0.2071in" svg:height="0.2224in" svg:x="3.2102in" svg:y="1.9083in"><draw:text-box><text:p text:style-name="P3"><text:span text:style-name="T2"><text:a xlink:href="python://get_npwp_wajib_pajak(o,6)" xlink:type="simple">6</text:a></text:span></text:p></draw:text-box></draw:frame><draw:frame text:anchor-type="paragraph" draw:z-index="117" draw:style-name="gr4" draw:text-style-name="P5" svg:width="0.2213in" svg:height="0.2252in" svg:x="3.4173in" svg:y="1.9083in"><draw:text-box><text:p text:style-name="P3"><text:span text:style-name="T2"><text:a xlink:href="python://get_npwp_wajib_pajak(o,7)" xlink:type="simple">7</text:a></text:span></text:p></draw:text-box></draw:frame><draw:frame text:anchor-type="paragraph" draw:z-index="118" draw:style-name="gr4" draw:text-style-name="P5" svg:width="0.2067in" svg:height="0.2252in" svg:x="3.839in" svg:y="1.9083in"><draw:text-box><text:p text:style-name="P3"><text:span text:style-name="T2"><text:a xlink:href="python://get_npwp_wajib_pajak(o,8)" xlink:type="simple">8</text:a></text:span></text:p></draw:text-box></draw:frame><draw:frame text:anchor-type="paragraph" draw:z-index="119" draw:style-name="gr4" draw:text-style-name="P5" svg:width="0.2134in" svg:height="0.2252in" svg:x="4.2528in" svg:y="1.9083in"><draw:text-box><text:p text:style-name="P3"><text:span text:style-name="T2"><text:a xlink:href="python://get_npwp_wajib_pajak(o,9)" xlink:type="simple">9</text:a></text:span></text:p></draw:text-box></draw:frame><draw:frame text:anchor-type="paragraph" draw:z-index="120" draw:style-name="gr8" draw:text-style-name="P6" svg:width="0.2094in" svg:height="0.2224in" svg:x="4.4661in" svg:y="1.9083in"><draw:text-box><text:p text:style-name="P3"><text:span text:style-name="T2"><text:a xlink:href="python://get_npwp_wajib_pajak(o,10)" xlink:type="simple">10</text:a></text:span></text:p></draw:text-box></draw:frame><draw:frame text:anchor-type="paragraph" draw:z-index="121" draw:style-name="gr4" draw:text-style-name="P6" svg:width="0.2059in" svg:height="0.2252in" svg:x="4.6752in" svg:y="1.9083in"><draw:text-box><text:p text:style-name="P3"><text:span text:style-name="T2"><text:a xlink:href="python://get_npwp_wajib_pajak(o,11)" xlink:type="simple">11</text:a></text:span></text:p></draw:text-box></draw:frame><draw:frame text:anchor-type="paragraph" draw:z-index="122" draw:style-name="gr4" draw:text-style-name="P6" svg:width="0.2122in" svg:height="0.2252in" svg:x="5.0925in" svg:y="1.9083in"><draw:text-box><text:p text:style-name="P3"><text:span text:style-name="T2"><text:a xlink:href="python://get_npwp_wajib_pajak(o,12)" xlink:type="simple">12</text:a></text:span></text:p></draw:text-box></draw:frame><draw:frame text:anchor-type="paragraph" draw:z-index="123" draw:style-name="gr8" draw:text-style-name="P6" svg:width="0.2106in" svg:height="0.2224in" svg:x="5.3043in" svg:y="1.9083in"><draw:text-box><text:p text:style-name="P3"><text:span text:style-name="T2"><text:a xlink:href="python://get_npwp_wajib_pajak(o,13)" xlink:type="simple">13</text:a></text:span></text:p></draw:text-box></draw:frame><draw:frame text:anchor-type="paragraph" draw:z-index="124" draw:style-name="gr4" draw:text-style-name="P6" svg:width="0.2106in" svg:height="0.2252in" svg:x="5.5146in" svg:y="1.9083in"><draw:text-box><text:p text:style-name="P3"><text:span text:style-name="T2"><text:a xlink:href="python://get_npwp_wajib_pajak(o,14)" xlink:type="simple">14</text:a></text:span></text:p></draw:text-box></draw:frame><draw:frame text:anchor-type="paragraph" draw:z-index="125" draw:style-name="gr13" draw:text-style-name="P13" svg:width="0.2024in" svg:height="0.224in" svg:x="1.5398in" svg:y="1.9083in"><draw:text-box><text:p text:style-name="P12"><text:span text:style-name="T1"><text:a xlink:href="python://get_npwp_wajib_pajak(o,0)" xlink:type="simple">0</text:a></text:span></text:p></draw:text-box></draw:frame><draw:frame text:anchor-type="paragraph" draw:z-index="126" draw:style-name="gr7" draw:text-style-name="P13" svg:width="0.1941in" svg:height="0.2185in" svg:x="3.6209in" svg:y="9.6972in"><draw:text-box><text:p text:style-name="P12"><text:span text:style-name="T1"><text:a xlink:href="python://get_npwp_pemotong_pajak(o,1)" xlink:type="simple">1</text:a></text:span></text:p></draw:text-box></draw:frame><draw:frame text:anchor-type="paragraph" draw:z-index="127" draw:style-name="gr7" draw:text-style-name="P5" svg:width="0.1941in" svg:height="0.2185in" svg:x="4.0346in" svg:y="9.6972in"><draw:text-box><text:p text:style-name="P12"><text:span text:style-name="T1"><text:a xlink:href="python://get_npwp_pemotong_pajak(o,2)" xlink:type="simple">2</text:a></text:span></text:p></draw:text-box></draw:frame><draw:frame text:anchor-type="paragraph" draw:z-index="128" draw:style-name="gr7" draw:text-style-name="P5" svg:width="0.1949in" svg:height="0.2185in" svg:x="4.2547in" svg:y="9.6972in"><draw:text-box><text:p text:style-name="P12"><text:span text:style-name="T1"><text:a xlink:href="python://get_npwp_pemotong_pajak(o,3)" xlink:type="simple">3</text:a></text:span></text:p></draw:text-box></draw:frame><draw:frame text:anchor-type="paragraph" draw:z-index="129" draw:style-name="gr7" draw:text-style-name="P5" svg:width="0.1933in" svg:height="0.2185in" svg:x="4.4638in" svg:y="9.698in"><draw:text-box><text:p text:style-name="P12"><text:span text:style-name="T1"><text:a xlink:href="python://get_npwp_pemotong_pajak(o,4)" xlink:type="simple">4</text:a></text:span></text:p></draw:text-box></draw:frame><draw:frame text:anchor-type="paragraph" draw:z-index="130" draw:style-name="gr7" draw:text-style-name="P5" svg:width="0.1949in" svg:height="0.2185in" svg:x="4.8752in" svg:y="9.698in"><draw:text-box><text:p text:style-name="P12"><text:span text:style-name="T1"><text:a xlink:href="python://get_npwp_pemotong_pajak(o,5)" xlink:type="simple">5</text:a></text:span></text:p></draw:text-box></draw:frame><draw:frame text:anchor-type="paragraph" draw:z-index="131" draw:style-name="gr7" draw:text-style-name="P5" svg:width="0.1953in" svg:height="0.2185in" svg:x="5.0811in" svg:y="9.698in"><draw:text-box><text:p text:style-name="P3"><text:span text:style-name="T2"><text:a xlink:href="python://get_npwp_pemotong_pajak(o,6)" xlink:type="simple">6</text:a></text:span></text:p></draw:text-box></draw:frame><draw:frame text:anchor-type="paragraph" draw:z-index="132" draw:style-name="gr7" draw:text-style-name="P5" svg:width="0.1941in" svg:height="0.2185in" svg:x="5.298in" svg:y="9.698in"><draw:text-box><text:p text:style-name="P3"><text:span text:style-name="T2"><text:a xlink:href="python://get_npwp_pemotong_pajak(o,7)" xlink:type="simple">7</text:a></text:span></text:p></draw:text-box></draw:frame><draw:frame text:anchor-type="paragraph" draw:z-index="133" draw:style-name="gr7" draw:text-style-name="P5" svg:width="0.2012in" svg:height="0.2185in" svg:x="5.7028in" svg:y="9.698in"><draw:text-box><text:p text:style-name="P3"><text:span text:style-name="T2"><text:a xlink:href="python://get_npwp_pemotong_pajak(o,8)" xlink:type="simple">8</text:a></text:span></text:p></draw:text-box></draw:frame><draw:frame text:anchor-type="paragraph" draw:z-index="134" draw:style-name="gr7" draw:text-style-name="P5" svg:width="0.2004in" svg:height="0.2185in" svg:x="6.1272in" svg:y="9.698in"><draw:text-box><text:p text:style-name="P3"><text:span text:style-name="T2"><text:a xlink:href="python://get_npwp_pemotong_pajak(o,9)" xlink:type="simple">9</text:a></text:span></text:p></draw:text-box></draw:frame><draw:frame text:anchor-type="paragraph" draw:z-index="135" draw:style-name="gr7" draw:text-style-name="P6" svg:width="0.2012in" svg:height="0.2185in" svg:x="6.3425in" svg:y="9.698in"><draw:text-box><text:p text:style-name="P3"><text:span text:style-name="T2"><text:a xlink:href="python://get_npwp_pemotong_pajak(o,10)" xlink:type="simple">10</text:a></text:span></text:p></draw:text-box></draw:frame><draw:frame text:anchor-type="paragraph" draw:z-index="136" draw:style-name="gr7" draw:text-style-name="P6" svg:width="0.1996in" svg:height="0.2185in" svg:x="6.5583in" svg:y="9.698in"><draw:text-box><text:p text:style-name="P3"><text:span text:style-name="T2"><text:a xlink:href="python://get_npwp_pemotong_pajak(o,11)" xlink:type="simple">11</text:a></text:span></text:p></draw:text-box></draw:frame><draw:frame text:anchor-type="paragraph" draw:z-index="137" draw:style-name="gr7" draw:text-style-name="P6" svg:width="0.2004in" svg:height="0.2185in" svg:x="6.9811in" svg:y="9.698in"><draw:text-box><text:p text:style-name="P3"><text:span text:style-name="T2"><text:a xlink:href="python://get_npwp_pemotong_pajak(o,12)" xlink:type="simple">12</text:a></text:span></text:p></draw:text-box></draw:frame><draw:frame text:anchor-type="paragraph" draw:z-index="138" draw:style-name="gr7" draw:text-style-name="P6" svg:width="0.2004in" svg:height="0.2185in" svg:x="7.189in" svg:y="9.6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9" draw:style-name="gr7" draw:text-style-name="P6" svg:width="0.2004in" svg:height="0.2185in" svg:x="7.3965in" svg:y="9.698in"><draw:text-box><text:p text:style-name="P3"><text:span text:style-name="T2"><text:a xlink:href="python://get_npwp_pemotong_pajak(o,14)" xlink:type="simple">14</text:a></text:span></text:p></draw:text-box></draw:frame><draw:frame text:anchor-type="paragraph" draw:z-index="140" draw:style-name="gr7" draw:text-style-name="P13" svg:width="0.1949in" svg:height="0.2185in" svg:x="3.4035in" svg:y="9.698in"><draw:text-box><text:p text:style-name="P12"><text:span text:style-name="T1"><text:a xlink:href="python://get_npwp_pemotong_pajak(o,0)" xlink:type="simple">0</text:a></text:span></text:p></draw:text-box></draw:frame><draw:frame text:anchor-type="paragraph" draw:z-index="141" draw:style-name="gr14" draw:text-style-name="P4" svg:width="0.1949in" svg:height="0.2114in" svg:x="3.6134in" svg:y="9.9972in"><draw:text-box><text:p text:style-name="P3"><text:span text:style-name="T1"><text:a xlink:href="python://get_nama_pemotong_pajak(o,1)" xlink:type="simple">1</text:a></text:span></text:p></draw:text-box></draw:frame><draw:frame text:anchor-type="paragraph" draw:z-index="142" draw:style-name="gr14" draw:text-style-name="P4" svg:width="0.1949in" svg:height="0.2114in" svg:x="3.8201in" svg:y="9.9972in"><draw:text-box><text:p text:style-name="P3"><text:span text:style-name="T1"><text:a xlink:href="python://get_nama_pemotong_pajak(o,2)" xlink:type="simple">2</text:a></text:span></text:p></draw:text-box></draw:frame><draw:frame text:anchor-type="paragraph" draw:z-index="143" draw:style-name="gr14" draw:text-style-name="P4" svg:width="0.1949in" svg:height="0.2114in" svg:x="4.0291in" svg:y="9.9972in"><draw:text-box><text:p text:style-name="P3"><text:span text:style-name="T1"><text:a xlink:href="python://get_nama_pemotong_pajak(o,3)" xlink:type="simple">3</text:a></text:span></text:p></draw:text-box></draw:frame><draw:frame text:anchor-type="paragraph" draw:z-index="144" draw:style-name="gr14" draw:text-style-name="P4" svg:width="0.1949in" svg:height="0.2114in" svg:x="4.2508in" svg:y="9.9972in"><draw:text-box><text:p text:style-name="P3"><text:span text:style-name="T1"><text:a xlink:href="python://get_nama_pemotong_pajak(o,4)" xlink:type="simple">4</text:a></text:span></text:p></draw:text-box></draw:frame><draw:frame text:anchor-type="paragraph" draw:z-index="145" draw:style-name="gr14" draw:text-style-name="P5" svg:width="0.1949in" svg:height="0.2114in" svg:x="4.4598in" svg:y="9.9972in"><draw:text-box><text:p text:style-name="P3"><text:span text:style-name="T2"><text:a xlink:href="python://get_nama_pemotong_pajak(o,5)" xlink:type="simple">5</text:a></text:span></text:p></draw:text-box></draw:frame><draw:frame text:anchor-type="paragraph" draw:z-index="146" draw:style-name="gr14" draw:text-style-name="P5" svg:width="0.1949in" svg:height="0.2114in" svg:x="4.6665in" svg:y="9.9972in"><draw:text-box><text:p text:style-name="P3"><text:span text:style-name="T2"><text:a xlink:href="python://get_nama_pemotong_pajak(o,6)" xlink:type="simple">6</text:a></text:span></text:p></draw:text-box></draw:frame><draw:frame text:anchor-type="paragraph" draw:z-index="147" draw:style-name="gr14" draw:text-style-name="P5" svg:width="0.1953in" svg:height="0.2114in" svg:x="4.8728in" svg:y="9.9972in"><draw:text-box><text:p text:style-name="P3"><text:span text:style-name="T2"><text:a xlink:href="python://get_nama_pemotong_pajak(o,7)" xlink:type="simple">7</text:a></text:span></text:p></draw:text-box></draw:frame><draw:frame text:anchor-type="paragraph" draw:z-index="148" draw:style-name="gr15" draw:text-style-name="P4" svg:width="0.1949in" svg:height="0.2106in" svg:x="5.0799in" svg:y="9.9984in"><draw:text-box><text:p text:style-name="P3"><text:span text:style-name="T1"><text:a xlink:href="python://get_nama_pemotong_pajak(o,8)" xlink:type="simple">8</text:a></text:span></text:p></draw:text-box></draw:frame><draw:frame text:anchor-type="paragraph" draw:z-index="149" draw:style-name="gr14" draw:text-style-name="P4" svg:width="0.1949in" svg:height="0.2114in" svg:x="5.2972in" svg:y="9.9972in"><draw:text-box><text:p text:style-name="P3"><text:span text:style-name="T1"><text:a xlink:href="python://get_nama_pemotong_pajak(o,9)" xlink:type="simple">9</text:a></text:span></text:p></draw:text-box></draw:frame><draw:frame text:anchor-type="paragraph" draw:z-index="150" draw:style-name="gr15" draw:text-style-name="P6" svg:width="0.2004in" svg:height="0.2106in" svg:x="5.5043in" svg:y="9.9984in"><draw:text-box><text:p text:style-name="P3"><text:span text:style-name="T1"><text:a xlink:href="python://get_nama_pemotong_pajak(o,10)" xlink:type="simple">10</text:a></text:span></text:p></draw:text-box></draw:frame><draw:frame text:anchor-type="paragraph" draw:z-index="151" draw:style-name="gr15" draw:text-style-name="P6" svg:width="0.2016in" svg:height="0.2106in" svg:x="5.7035in" svg:y="9.9984in"><draw:text-box><text:p text:style-name="P3"><text:span text:style-name="T1"><text:a xlink:href="python://get_nama_pemotong_pajak(o,11)" xlink:type="simple">11</text:a></text:span></text:p></draw:text-box></draw:frame><draw:frame text:anchor-type="paragraph" draw:z-index="152" draw:style-name="gr15" draw:text-style-name="P6" svg:width="0.2016in" svg:height="0.2106in" svg:x="5.9118in" svg:y="9.9984in"><draw:text-box><text:p text:style-name="P3"><text:span text:style-name="T1"><text:a xlink:href="python://get_nama_pemotong_pajak(o,12)" xlink:type="simple">12</text:a></text:span></text:p></draw:text-box></draw:frame><draw:frame text:anchor-type="paragraph" draw:z-index="153" draw:style-name="gr15" draw:text-style-name="P6" svg:width="0.2012in" svg:height="0.2106in" svg:x="6.1291in" svg:y="9.9984in"><draw:text-box><text:p text:style-name="P3"><text:span text:style-name="T1"><text:a xlink:href="python://get_nama_pemotong_pajak(o,13)" xlink:type="simple">13</text:a></text:span></text:p></draw:text-box></draw:frame><draw:frame text:anchor-type="paragraph" draw:z-index="154" draw:style-name="gr15" draw:text-style-name="P6" svg:width="0.2012in" svg:height="0.2106in" svg:x="6.3457in" svg:y="9.9984in"><draw:text-box><text:p text:style-name="P3"><text:span text:style-name="T1"><text:a xlink:href="python://get_nama_pemotong_pajak(o,14)" xlink:type="simple">14</text:a></text:span></text:p></draw:text-box></draw:frame><draw:frame text:anchor-type="paragraph" draw:z-index="155" draw:style-name="gr15" draw:text-style-name="P6" svg:width="0.2012in" svg:height="0.2106in" svg:x="6.5618in" svg:y="9.9984in"><draw:text-box><text:p text:style-name="P3"><text:span text:style-name="T1"><text:a xlink:href="python://get_nama_pemotong_pajak(o,15)" xlink:type="simple">15</text:a></text:span></text:p></draw:text-box></draw:frame><draw:frame text:anchor-type="paragraph" draw:z-index="156" draw:style-name="gr15" draw:text-style-name="P6" svg:width="0.2012in" svg:height="0.2106in" svg:x="6.7709in" svg:y="9.9984in"><draw:text-box><text:p text:style-name="P3"><text:span text:style-name="T1"><text:a xlink:href="python://get_nama_pemotong_pajak(o,16)" xlink:type="simple">16</text:a></text:span></text:p></draw:text-box></draw:frame><draw:frame text:anchor-type="paragraph" draw:z-index="157" draw:style-name="gr15" draw:text-style-name="P6" svg:width="0.2004in" svg:height="0.2106in" svg:x="6.9791in" svg:y="9.9984in"><draw:text-box><text:p text:style-name="P3"><text:span text:style-name="T1"><text:a xlink:href="python://get_nama_pemotong_pajak(o,17)" xlink:type="simple">17</text:a></text:span></text:p></draw:text-box></draw:frame><draw:frame text:anchor-type="paragraph" draw:z-index="158" draw:style-name="gr15" draw:text-style-name="P6" svg:width="0.2012in" svg:height="0.2106in" svg:x="7.1799in" svg:y="9.9984in"><draw:text-box><text:p text:style-name="P3"><text:span text:style-name="T1"><text:a xlink:href="python://get_nama_pemotong_pajak(o,18)" xlink:type="simple">18</text:a></text:span></text:p></draw:text-box></draw:frame><draw:frame text:anchor-type="paragraph" draw:z-index="159" draw:style-name="gr15" draw:text-style-name="P6" svg:width="0.2016in" svg:height="0.2106in" svg:x="7.3953in" svg:y="9.9984in"><draw:text-box><text:p text:style-name="P3"><text:span text:style-name="T1"><text:a xlink:href="python://get_nama_pemotong_pajak(o,19)" xlink:type="simple">19</text:a></text:span></text:p></draw:text-box></draw:frame><draw:frame text:anchor-type="paragraph" draw:z-index="160" draw:style-name="gr15" draw:text-style-name="P4" svg:width="0.1953in" svg:height="0.2106in" svg:x="3.411in" svg:y="9.9898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87in" svg:height="0.2224in" svg:x="1.7437in" svg:y="2.436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67in" svg:height="0.2224in" svg:x="1.952in" svg:y="2.436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76in" svg:height="0.2224in" svg:x="2.1583in" svg:y="2.436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05in" svg:height="0.2224in" svg:x="2.3665in" svg:y="2.436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87in" svg:height="0.2217in" svg:x="2.5866in" svg:y="2.4374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67in" svg:height="0.2217in" svg:x="2.7953in" svg:y="2.4374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67in" svg:height="0.2217in" svg:x="3.0016in" svg:y="2.4374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71in" svg:height="0.2217in" svg:x="3.2075in" svg:y="2.4374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57in" svg:height="0.2217in" svg:x="3.4146in" svg:y="2.4374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34in" svg:height="0.2217in" svg:x="3.6299in" svg:y="2.4374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87in" svg:height="0.2217in" svg:x="3.8417in" svg:y="2.4374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57in" svg:height="0.2217in" svg:x="4.05in" svg:y="2.4374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2012in" svg:height="0.2217in" svg:x="4.2654in" svg:y="2.4374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61in" svg:height="0.2217in" svg:x="4.4661in" svg:y="2.4374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96in" svg:height="0.2217in" svg:x="4.6811in" svg:y="2.4374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61in" svg:height="0.2217in" svg:x="4.8807in" svg:y="2.4374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031in" svg:height="0.2217in" svg:x="5.0965in" svg:y="2.4374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2004in" svg:height="0.2217in" svg:x="5.3209in" svg:y="2.4374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79in" svg:height="0.2217in" svg:x="5.5201in" svg:y="2.4374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79in" svg:height="0.2217in" svg:x="5.728in" svg:y="2.4374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61in" svg:height="0.2217in" svg:x="5.9354in" svg:y="2.4374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87in" svg:height="0.2217in" svg:x="6.1516in" svg:y="2.4374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79in" svg:height="0.2217in" svg:x="6.3598in" svg:y="2.4374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79in" svg:height="0.2217in" svg:x="6.5673in" svg:y="2.4374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79in" svg:height="0.2217in" svg:x="6.7752in" svg:y="2.4374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61in" svg:height="0.2122in" svg:x="6.9827in" svg:y="2.4374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2004in" svg:height="0.2217in" svg:x="7.1984in" svg:y="2.4374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31in" svg:height="0.2217in" svg:x="1.5409in" svg:y="2.4374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2012in" svg:height="0.2185in" svg:x="7.4138in" svg:y="2.4374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0" draw:text-style-name="P7" svg:width="6.7776in" svg:height="0.2169in" svg:x="0.0835in" svg:y="3.1264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6614in" svg:height="0.2343in" svg:x="2.5689in" svg:y="4.8484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61" draw:style-name="gr11" draw:text-style-name="P7" svg:width="1.6614in" svg:height="0.2106in" svg:x="2.5689in" svg:y="4.1925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62" draw:style-name="gr11" draw:text-style-name="P7" svg:width="1.6622in" svg:height="0.2106in" svg:x="2.5665in" svg:y="3.9626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63" draw:style-name="gr11" draw:text-style-name="P7" svg:width="1.6614in" svg:height="0.2205in" svg:x="2.5701in" svg:y="3.7327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4" draw:style-name="gr11" draw:text-style-name="P7" svg:width="1.6614in" svg:height="0.2331in" svg:x="2.5701in" svg:y="3.5047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65" draw:style-name="gr11" draw:text-style-name="P7" svg:width="1.6622in" svg:height="0.2106in" svg:x="2.5665in" svg:y="5.761in"><draw:text-box><text:p text:style-name="P8"><text:span text:style-name="T4"><text:a xlink:href="python://formatLang(get_matrix_line(6).get('bruto', &quot;&quot;), dp='DPP Bukti Potong')" xlink:type="simple">BRUTO_6</text:a></text:span></text:p></draw:text-box></draw:frame><draw:frame text:anchor-type="paragraph" draw:z-index="66" draw:style-name="gr11" draw:text-style-name="P7" svg:width="1.6622in" svg:height="0.2386in" svg:x="2.5665in" svg:y="5.9807in"><draw:text-box><text:p text:style-name="P8"><text:span text:style-name="T4"><text:a xlink:href="python://formatLang(get_matrix_line(7).get('bruto', &quot;&quot;), dp='DPP Bukti Potong')" xlink:type="simple">BRUTO_7</text:a></text:span></text:p></draw:text-box></draw:frame><draw:frame text:anchor-type="paragraph" draw:z-index="67" draw:style-name="gr11" draw:text-style-name="P7" svg:width="1.6614in" svg:height="0.2335in" svg:x="2.5689in" svg:y="6.2043in"><draw:text-box><text:p text:style-name="P8"><text:span text:style-name="T4"><text:a xlink:href="python://formatLang(get_matrix_line(8).get('bruto', &quot;&quot;), dp='DPP Bukti Potong')" xlink:type="simple">BRUTO_8</text:a></text:span></text:p></draw:text-box></draw:frame><draw:frame text:anchor-type="paragraph" draw:z-index="68" draw:style-name="gr11" draw:text-style-name="P7" svg:width="1.6614in" svg:height="0.2106in" svg:x="2.5736in" svg:y="6.661in"><draw:text-box><text:p text:style-name="P8"><text:span text:style-name="T4"><text:a xlink:href="python://formatLang(get_matrix_line(9).get('bruto', &quot;&quot;), dp='DPP Bukti Potong')" xlink:type="simple">BRUTO_9</text:a></text:span></text:p></draw:text-box></draw:frame><draw:frame text:anchor-type="paragraph" draw:z-index="69" draw:style-name="gr11" draw:text-style-name="P7" svg:width="1.6622in" svg:height="0.2394in" svg:x="2.5717in" svg:y="6.8811in"><draw:text-box><text:p text:style-name="P8"><text:span text:style-name="T4"><text:a xlink:href="python://formatLang(get_matrix_line(10).get('bruto', &quot;&quot;), dp='DPP Bukti Potong')" xlink:type="simple">BRUTO_10</text:a></text:span></text:p></draw:text-box></draw:frame><draw:frame text:anchor-type="paragraph" draw:z-index="70" draw:style-name="gr11" draw:text-style-name="P7" svg:width="1.6614in" svg:height="0.2386in" svg:x="2.5736in" svg:y="7.1102in"><draw:text-box><text:p text:style-name="P8"><text:span text:style-name="T4"><text:a xlink:href="python://formatLang(get_matrix_line(11).get('bruto', &quot;&quot;), dp='DPP Bukti Potong')" xlink:type="simple">BRUTO_11</text:a></text:span></text:p></draw:text-box></draw:frame><draw:frame text:anchor-type="paragraph" draw:z-index="71" draw:style-name="gr11" draw:text-style-name="P7" svg:width="1.6622in" svg:height="0.2335in" svg:x="2.5717in" svg:y="7.339in"><draw:text-box><text:p text:style-name="P8"><text:span text:style-name="T4"><text:a xlink:href="python://formatLang(get_matrix_line(12).get('bruto', &quot;&quot;), dp='DPP Bukti Potong')" xlink:type="simple">BRUTO_12</text:a></text:span></text:p></draw:text-box></draw:frame><draw:frame text:anchor-type="paragraph" draw:z-index="72" draw:style-name="gr11" draw:text-style-name="P7" svg:width="1.674in" svg:height="0.2453in" svg:x="2.5618in" svg:y="7.5575in"><draw:text-box><text:p text:style-name="P8"><text:span text:style-name="T4"><text:a xlink:href="python://formatLang(get_matrix_line(13).get('bruto', &quot;&quot;), dp='DPP Bukti Potong')" xlink:type="simple">BRUTO_13</text:a></text:span></text:p></draw:text-box></draw:frame><draw:frame text:anchor-type="paragraph" draw:z-index="73" draw:style-name="gr11" draw:text-style-name="P7" svg:width="1.6677in" svg:height="0.2307in" svg:x="2.5665in" svg:y="7.7882in"><draw:text-box><text:p text:style-name="P8"><text:span text:style-name="T4"><text:a xlink:href="python://formatLang(get_matrix_line(14).get('bruto', &quot;&quot;), dp='DPP Bukti Potong')" xlink:type="simple">BRUTO_14</text:a></text:span></text:p></draw:text-box></draw:frame><draw:frame text:anchor-type="paragraph" draw:z-index="74" draw:style-name="gr11" draw:text-style-name="P7" svg:width="1.6559in" svg:height="0.2378in" svg:x="5.8874in" svg:y="4.8543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75" draw:style-name="gr11" draw:text-style-name="P7" svg:width="1.6689in" svg:height="0.235in" svg:x="5.8783in" svg:y="4.1846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76" draw:style-name="gr11" draw:text-style-name="P7" svg:width="1.6543in" svg:height="0.2315in" svg:x="5.8902in" svg:y="3.9535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77" draw:style-name="gr11" draw:text-style-name="P7" svg:width="1.6689in" svg:height="0.2213in" svg:x="5.8783in" svg:y="3.7327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78" draw:style-name="gr11" draw:text-style-name="P7" svg:width="1.6579in" svg:height="0.2287in" svg:x="5.8854in" svg:y="3.5043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9" draw:style-name="gr11" draw:text-style-name="P7" svg:width="1.6642in" svg:height="0.226in" svg:x="5.8835in" svg:y="5.7555in"><draw:text-box><text:p text:style-name="P8"><text:span text:style-name="T4"><text:a xlink:href="python://formatLang(get_matrix_line(6).get('pph_dipotong', &quot;&quot;), dp='PPh Bukti Potong')" xlink:type="simple">PPH_6</text:a></text:span></text:p></draw:text-box></draw:frame><draw:frame text:anchor-type="paragraph" draw:z-index="80" draw:style-name="gr11" draw:text-style-name="P7" svg:width="1.6598in" svg:height="0.2217in" svg:x="5.8874in" svg:y="5.9811in"><draw:text-box><text:p text:style-name="P8"><text:span text:style-name="T4"><text:a xlink:href="python://formatLang(get_matrix_line(7).get('pph_dipotong', &quot;&quot;), dp='PPh Bukti Potong')" xlink:type="simple">PPH_7</text:a></text:span></text:p></draw:text-box></draw:frame><draw:frame text:anchor-type="paragraph" draw:z-index="81" draw:style-name="gr11" draw:text-style-name="P7" svg:width="1.6598in" svg:height="0.2343in" svg:x="5.8874in" svg:y="6.2028in"><draw:text-box><text:p text:style-name="P8"><text:span text:style-name="T4"><text:a xlink:href="python://formatLang(get_matrix_line(8).get('pph_dipotong', &quot;&quot;), dp='PPh Bukti Potong')" xlink:type="simple">PPH_8</text:a></text:span></text:p></draw:text-box></draw:frame><draw:frame text:anchor-type="paragraph" draw:z-index="82" draw:style-name="gr11" draw:text-style-name="P7" svg:width="1.6587in" svg:height="0.2248in" svg:x="5.8874in" svg:y="6.6591in"><draw:text-box><text:p text:style-name="P8"><text:span text:style-name="T4"><text:a xlink:href="python://formatLang(get_matrix_line(9).get('pph_dipotong', &quot;&quot;), dp='PPh Bukti Potong')" xlink:type="simple">PPH_9</text:a></text:span></text:p></draw:text-box></draw:frame><draw:frame text:anchor-type="paragraph" draw:z-index="83" draw:style-name="gr11" draw:text-style-name="P7" svg:width="1.6594in" svg:height="0.2287in" svg:x="5.8874in" svg:y="6.8835in"><draw:text-box><text:p text:style-name="P8"><text:span text:style-name="T4"><text:a xlink:href="python://formatLang(get_matrix_line(10).get('pph_dipotong', &quot;&quot;), dp='PPh Bukti Potong')" xlink:type="simple">PPH_10</text:a></text:span></text:p></draw:text-box></draw:frame><draw:frame text:anchor-type="paragraph" draw:z-index="84" draw:style-name="gr11" draw:text-style-name="P7" svg:width="1.6587in" svg:height="0.2197in" svg:x="5.8874in" svg:y="7.1118in"><draw:text-box><text:p text:style-name="P8"><text:span text:style-name="T4"><text:a xlink:href="python://formatLang(get_matrix_line(11).get('pph_dipotong', &quot;&quot;), dp='PPh Bukti Potong')" xlink:type="simple">PPH_11</text:a></text:span></text:p></draw:text-box></draw:frame><draw:frame text:anchor-type="paragraph" draw:z-index="85" draw:style-name="gr11" draw:text-style-name="P7" svg:width="1.6567in" svg:height="0.2252in" svg:x="5.8898in" svg:y="7.3311in"><draw:text-box><text:p text:style-name="P8"><text:span text:style-name="T4"><text:a xlink:href="python://formatLang(get_matrix_line(12).get('pph_dipotong', &quot;&quot;), dp='PPh Bukti Potong')" xlink:type="simple">PPH_12</text:a></text:span></text:p></draw:text-box></draw:frame><draw:frame text:anchor-type="paragraph" draw:z-index="86" draw:style-name="gr11" draw:text-style-name="P7" svg:width="1.6579in" svg:height="0.228in" svg:x="5.8898in" svg:y="7.5563in"><draw:text-box><text:p text:style-name="P8"><text:span text:style-name="T4"><text:a xlink:href="python://formatLang(get_matrix_line(13).get('pph_dipotong', &quot;&quot;), dp='PPh Bukti Potong')" xlink:type="simple">PPH_13</text:a></text:span></text:p></draw:text-box></draw:frame><draw:frame text:anchor-type="paragraph" draw:z-index="87" draw:style-name="gr11" draw:text-style-name="P7" svg:width="1.648in" svg:height="0.235in" svg:x="5.8957in" svg:y="7.7839in"><draw:text-box><text:p text:style-name="P8"><text:span text:style-name="T4"><text:a xlink:href="python://formatLang(get_matrix_line(14).get('pph_dipotong', &quot;&quot;), dp='PPh Bukti Potong')" xlink:type="simple">PPH_14</text:a></text:span></text:p></draw:text-box></draw:frame><draw:frame text:anchor-type="paragraph" draw:z-index="88" draw:style-name="gr11" draw:text-style-name="P9" svg:width="0.2276in" svg:height="0.1476in" svg:x="4.6126in" svg:y="4.898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9" draw:style-name="gr11" draw:text-style-name="P9" svg:width="0.2276in" svg:height="0.1476in" svg:x="4.6189in" svg:y="4.2291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90" draw:style-name="gr11" draw:text-style-name="P9" svg:width="0.2524in" svg:height="0.1559in" svg:x="4.6063in" svg:y="3.9854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91" draw:style-name="gr11" draw:text-style-name="P9" svg:width="0.2398in" svg:height="0.1469in" svg:x="4.6126in" svg:y="3.781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92" draw:style-name="gr11" draw:text-style-name="P9" svg:width="0.248in" svg:height="0.1512in" svg:x="4.6083in" svg:y="3.5366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93" draw:style-name="gr11" draw:text-style-name="P9" svg:width="0.2315in" svg:height="0.1594in" svg:x="4.6244in" svg:y="5.7866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94" draw:style-name="gr11" draw:text-style-name="P9" svg:width="0.2398in" svg:height="0.1413in" svg:x="4.6201in" svg:y="6.025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95" draw:style-name="gr11" draw:text-style-name="P9" svg:width="0.2358in" svg:height="0.1476in" svg:x="4.6201in" svg:y="6.23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6" draw:style-name="gr11" draw:text-style-name="P9" svg:width="0.2398in" svg:height="0.1488in" svg:x="4.6161in" svg:y="6.698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7" draw:style-name="gr11" draw:text-style-name="P7" svg:width="0.2398in" svg:height="0.1496in" svg:x="4.6118in" svg:y="6.91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8" draw:style-name="gr11" draw:text-style-name="P7" svg:width="0.2398in" svg:height="0.1559in" svg:x="4.6161in" svg:y="7.152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9" draw:style-name="gr11" draw:text-style-name="P7" svg:width="0.2398in" svg:height="0.1378in" svg:x="4.6126in" svg:y="7.3953in"><draw:text-box><text:p text:style-name="P3"><text:span text:style-name="T4"><text:a xlink:href="python://get_matrix_line(12).get('tarif',%20%22%22)" xlink:type="simple">12</text:a></text:span></text:p></draw:text-box></draw:frame><draw:frame text:anchor-type="paragraph" draw:z-index="100" draw:style-name="gr11" draw:text-style-name="P7" svg:width="0.2398in" svg:height="0.148in" svg:x="4.6126in" svg:y="7.6063in"><draw:text-box><text:p text:style-name="P3"><text:span text:style-name="T4"><text:a xlink:href="python://get_matrix_line(13).get('tarif',%20%22%22)" xlink:type="simple">13</text:a></text:span></text:p></draw:text-box></draw:frame><draw:frame text:anchor-type="paragraph" draw:z-index="101" draw:style-name="gr11" draw:text-style-name="P7" svg:width="0.2398in" svg:height="0.1441in" svg:x="4.6126in" svg:y="7.8362in"><draw:text-box><text:p text:style-name="P3"><text:span text:style-name="T4"><text:a xlink:href="python://get_matrix_line(14).get('tarif',%20%22%22)" xlink:type="simple">14</text:a></text:span></text:p></draw:text-box></draw:frame><draw:frame text:anchor-type="paragraph" draw:z-index="102" draw:style-name="gr11" draw:text-style-name="P7" svg:width="1.6031in" svg:height="0.2012in" svg:x="0.9591in" svg:y="6.6437in"><draw:text-box><text:p text:style-name="P10"><text:span text:style-name="T4"><text:a xlink:href="python://get_matrix_line(9).get('tax_code_name',%20%22%22)" xlink:type="simple">LAIN_9</text:a></text:span></text:p></draw:text-box></draw:frame><draw:frame text:anchor-type="paragraph" draw:z-index="103" draw:style-name="gr11" draw:text-style-name="P7" svg:width="1.6031in" svg:height="0.2016in" svg:x="0.9591in" svg:y="6.8598in"><draw:text-box><text:p text:style-name="P10"><text:span text:style-name="T4"><text:a xlink:href="python://get_matrix_line(10).get('tax_code_name',%20%22%22)" xlink:type="simple">LAIN_10</text:a></text:span></text:p></draw:text-box></draw:frame><draw:frame text:anchor-type="paragraph" draw:z-index="104" draw:style-name="gr11" draw:text-style-name="P7" svg:width="1.6031in" svg:height="0.2016in" svg:x="0.9591in" svg:y="7.0665in"><draw:text-box><text:p text:style-name="P10"><text:span text:style-name="T4"><text:a xlink:href="python://get_matrix_line(11).get('tax_code_name',%20%22%22)" xlink:type="simple">LAIN_11</text:a></text:span></text:p></draw:text-box></draw:frame><draw:frame text:anchor-type="paragraph" draw:z-index="105" draw:style-name="gr11" draw:text-style-name="P7" svg:width="1.6031in" svg:height="0.2012in" svg:x="0.9591in" svg:y="7.2866in"><draw:text-box><text:p text:style-name="P10"><text:span text:style-name="T4"><text:a xlink:href="python://get_matrix_line(12).get('tax_code_name',%20%22%22)" xlink:type="simple">LAIN_12</text:a></text:span></text:p></draw:text-box></draw:frame><draw:frame text:anchor-type="paragraph" draw:z-index="106" draw:style-name="gr11" draw:text-style-name="P7" svg:width="1.6031in" svg:height="0.2012in" svg:x="0.9591in" svg:y="7.5071in"><draw:text-box><text:p text:style-name="P10"><text:span text:style-name="T4"><text:a xlink:href="python://get_matrix_line(13).get('tax_code_name',%20%22%22)" xlink:type="simple">LAIN_13</text:a></text:span></text:p></draw:text-box></draw:frame><draw:frame text:anchor-type="paragraph" draw:z-index="107" draw:style-name="gr11" draw:text-style-name="P7" svg:width="1.6031in" svg:height="0.2012in" svg:x="0.9591in" svg:y="7.7272in"><draw:text-box><text:p text:style-name="P10"><text:span text:style-name="T4"><text:a xlink:href="python://get_matrix_line(14).get('tax_code_name',%20%22%22)" xlink:type="simple">LAIN_14</text:a></text:span></text:p></draw:text-box></draw:frame><draw:frame text:anchor-type="paragraph" draw:z-index="108" draw:style-name="gr11" draw:text-style-name="P7" svg:width="1.6413in" svg:height="0.2094in" svg:x="2.5626in" svg:y="8.2484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109" draw:style-name="gr11" draw:text-style-name="P7" svg:width="1.6685in" svg:height="0.2157in" svg:x="5.8634in" svg:y="8.2425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110" draw:style-name="gr10" draw:text-style-name="P7" svg:width="6.2969in" svg:height="0.1835in" svg:x="0.9472in" svg:y="8.4866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61" draw:style-name="gr11" draw:text-style-name="P7" svg:width="2.1697in" svg:height="0.1835in" svg:x="4.4492in" svg:y="11.3008in"><draw:text-box><text:p text:style-name="P3"><text:span text:style-name="T4"><text:a xlink:href="python://o.ttd_id.name" xlink:type="simple">TTD</text:a></text:span></text:p></draw:text-box></draw:frame><draw:frame text:anchor-type="paragraph" draw:z-index="162" draw:style-name="gr11" draw:text-style-name="P7" svg:width="0.948in" svg:height="0.1835in" svg:x="4.1484in" svg:y="9.0402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63" draw:style-name="gr11" draw:text-style-name="P7" svg:width="1.148in" svg:height="0.1835in" svg:x="5.1811in" svg:y="9.046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64" draw:style-name="gr11" draw:text-style-name="P7" svg:width="0.3142in" svg:height="0.1835in" svg:x="6.6016in" svg:y="9.04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0622in" svg:height="0.1835in" svg:x="3.0937in" svg:y="1.507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A3A071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09:55:12.278179694</dc:date>
    <meta:editing-duration>PT10H15M32S</meta:editing-duration>
    <meta:editing-cycles>125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